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urry... hurryyy... ooh...</text:p>
          </table:table-cell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 office:value-type="string">
            <text:p>I really... can't take... it...</text:p>
          </table:table-cell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 office:value-type="string">
            <text:p>I-I'm going to... pee myself, ooh... ////</text:p>
          </table:table-cell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 office:value-type="string">
            <text:p>Let me... out of here... qui, ckly... ugh!</text:p>
          </table:table-cell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n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-A-A... Are you... done yet...?!</text:p>
          </table:table-cell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 office:value-type="string">
            <text:p>If you don't get a move on, I, I really will...
wet myself...</text:p>
          </table:table-cell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 office:value-type="string">
            <text:p>Hurry... please... faster... pleeease...
I'll do anything...!</text:p>
          </table:table-cell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 office:value-type="string">
            <text:p>Oooooooh~~~...!! *fidget* *fidget* *fidget*</text:p>
          </table:table-cell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wenty minutes after work starts...</text:p>
          </table:table-cell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h... auu... auu... auuuu...</text:p>
          </table:table-cell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 office:value-type="string">
            <text:p>Wh-Why... is it... taking... this... l-l-lo...
looong, oh... oh!!</text:p>
          </table:table-cell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 office:value-type="string">
            <text:p>It, It's coming... it's coming... it's
coming oooooout! ////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 office:value-type="string">
            <text:p>Haah... haah... ooooh, ah... nnngh...</text:p>
          </table:table-cell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 office:value-type="string">
            <text:p>Nghaaah!!</text:p>
          </table:table-cell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 office:value-type="string">
            <text:p>No no no... nooo... I, no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 office:value-type="string">
            <text:p>I-I need to... hold it... hold it... hold,
it...</text:p>
          </table:table-cell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 office:value-type="string">
            <text:p>*squeeeeeeeeeze*!! *twist* *twist* *twist*...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ah... ah... nn... hoo... ooo...</text:p>
          </table:table-cell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 office:value-type="string">
            <text:p>Why... won't... you... op-opeeen...</text:p>
          </table:table-cell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 office:value-type="string">
            <text:p>Aaaagh!! Nooo!! Help me! I can't hold it
in anymoooore!!!</text:p>
          </table:table-cell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 office:value-type="string">
            <text:p>Open up right now!! It's gonna come out!!!
It's coming ooooooouuut!!!!</text:p>
          </table:table-cell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 office:value-type="string">
            <text:p>Ah, ah!! Aaaaahhh... ah...</text:p>
          </table:table-cell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 office:value-type="string">
            <text:p>I'm at... my, limi... iiit... I... can't...</text:p>
          </table:table-cell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 office:value-type="string">
            <text:p>Auu...</text:p>
          </table:table-cell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 office:value-type="string">
            <text:p>Oooooooooh~~~ /////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 office:value-type="string">
            <text:p>It's coming out... it's all... coming out...!!
Auuuuu...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 office:value-type="string">
            <text:p>Rescue Squad
"...It would seem not..."</text:p>
          </table:table-cell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-Please... don't look... ////</text:p>
          </table:table-cell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 office:value-type="string">
            <text:p>Researcher
"Thank you for your hard work. For now,
would you mind fetching a towel or something?"</text:p>
          </table:table-cell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 office:value-type="string">
            <text:p>Rescue Squad
"Y-Yes, of course. I'll be just a minute."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sorry... I'm sorry... oooh... /////</text:p>
          </table:table-cell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 office:value-type="string">
            <text:p>I'll mop up... right away...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